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ArtifactDownloadEvent.get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ArtifactDownloadEvent.StartArtifactDownloadEvent( DependencyResolver resolver , Artifact artifact , ArtifactOrigin 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rtArtifactDownloadEvent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